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9D51F050806F73C5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Group 5 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Monte Carlo Tree Search for Kalah</text:p>
            <text:p text:style-name="P1"/>
            <text:p text:style-name="P1"><text:span text:style-name="T1">Aled, Jake, Sam, Sim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onten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Initial Approach</text:p>
              </text:list-item>
              <text:list-item>
                <text:p>Monte Carlo</text:p>
              </text:list-item>
              <text:list-item>
                <text:p>Monte Carlo: Adding a Tree</text:p>
              </text:list-item>
              <text:list-item>
                <text:p>Multi-threading</text:p>
              </text:list-item>
              <text:list-item>
                <text:p>Testing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Initial Approach – Random Ag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itially created as a foundation A.I</text:p>
              </text:list-item>
              <text:list-item>
                <text:p>Interactions with engine, message format etc.</text:p>
              </text:list-item>
              <text:list-item>
                <text:p>Picks a random valid hole and plays it</text:p>
              </text:list-item>
              <text:list-item>
                <text:p>No lookahead </text:p>
              </text:list-item>
              <text:list-item>
                <text:p>Poor performance but good proof of conce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Monte Carl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Researched Minimax/Alpha Beta pruning</text:p>
              </text:list-item>
              <text:list-item>
                <text:p>Picked Monte Carlo due to performance</text:p>
              </text:list-item>
              <text:list-item>
                <text:p>Implemeted game simulation without tree</text:p>
              </text:list-item>
              <text:list-item>
                <text:p>Performed consistently well against MKRefAgent</text:p>
              </text:list-item>
              <text:list-item>
                <text:p>Performed less well against Jimmy &amp; Group 2</text:p>
              </text:list-item>
              <text:list-item>
                <text:p>No matter the timeout, no increase in winrat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Monte Carlo: Adding a Tre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eren't doing expansion/maintaining a tree – just simulation</text:p>
              </text:list-item>
              <text:list-item>
                <text:p>Inefficient evaluation of game result data</text:p>
              </text:list-item>
              <text:list-item>
                <text:p>Implemented tree in order to converge to optimal solution</text:p>
              </text:list-item>
              <text:list-item>
                <text:p>Picks the best move with greater confid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Multithread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Lots of processing required to simulate games</text:p>
              </text:list-item>
              <text:list-item>
                <text:p>More games we simulate = more accurate results</text:p>
              </text:list-item>
              <text:list-item>
                <text:p>Split into 7 threads, one for each hole in the board</text:p>
              </text:list-item>
              <text:list-item>
                <text:p>Guarantees similar amount of simulated games for each potential hole we can pla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est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We played multiple games again all provided 3 AIs</text:p>
              </text:list-item>
              <text:list-item>
                <text:p>Improved our AI until it consistently beat the next best competitor</text:p>
              </text:list-item>
              <text:list-item>
                <text:p>Unit tests for code esp. multithrea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onclus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onte Carlo Tree Search is an effective perfect information game AI</text:p>
              </text:list-item>
              <text:list-item>
                <text:p>Maintaining tree essential to making effective use of simulation data</text:p>
              </text:list-item>
              <text:list-item>
                <text:p>Brute force algorithm, so must settle on an appropriate timeout to maximise effectiveness/speed</text:p>
              </text:list-item>
              <text:list-item>
                <text:p>Learned to be cautious of infinite loops after creating a non-terminating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9D51F050806F73C5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5:17:35.244571014</meta:creation-date>
    <meta:editing-duration>PT2H2M17S</meta:editing-duration>
    <meta:editing-cycles>14</meta:editing-cycles>
    <meta:generator>LibreOffice/5.0.6.2$Linux_X86_64 LibreOffice_project/00$Build-2</meta:generator>
    <dc:title>Lush Green</dc:title>
    <meta:initial-creator>Simon Davis</meta:initial-creator>
    <dc:date>2017-12-11T17:50:20.126139541</dc:date>
    <dc:creator>Simon Davis</dc:creator>
    <meta:document-statistic meta:object-count="54"/>
    <meta:template xlink:type="simple" xlink:actuate="onRequest" xlink:title="Lush Green" xlink:href="../../../../usr/lib64/libreoffice/share/template/common/layout/LushGreen.otp"/>
  </office:meta>
</office:document-meta>
</file>